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389e7" officeooo:paragraph-rsid="000389e7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437b2" officeooo:paragraph-rsid="000437b2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437b2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12cm" style:contextual-spacing="false" style:line-height-at-least="0.45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060923" officeooo:paragraph-rsid="00060923" style:font-size-asian="12pt" style:font-weight-asian="normal" style:font-size-complex="12pt" style:font-weight-complex="normal"/>
    </style:style>
    <style:style style:name="P6" style:family="paragraph" style:parent-style-name="Heading_20_2">
      <style:text-properties style:font-name="Liberation Serif" fo:font-size="12pt" fo:font-weight="normal" officeooo:paragraph-rsid="000437b2" style:font-size-asian="12pt" style:font-weight-asian="normal" style:font-size-complex="12pt" style:font-weight-complex="normal"/>
    </style:style>
    <style:style style:name="P7" style:family="paragraph" style:parent-style-name="Heading_20_3">
      <style:paragraph-properties fo:margin-left="0cm" fo:margin-right="0cm" fo:margin-top="0.45cm" fo:margin-bottom="0.212cm" style:contextual-spacing="false" style:line-height-at-least="0.741cm" fo:widows="1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officeooo:rsid="000437b2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tokantasovellus</text:p>
      <text:p text:style-name="P1"/>
      <text:p text:style-name="P2">1. Johdanto</text:p>
      <text:p text:style-name="P2"/>
      <text:p text:style-name="P2">Joogailmo-järjestelmä on tarkoitettu kotona pidettävien, yksityisten jooga- ja muiden tuntien tarjonnan esittelyyn ja ilmoittautumisiin. Järjestelmässä ylläpitäjä luo tarjonnassa olevat tunnit kalenteriin, jota asiakaskäyttäjät voivat kirjauduttuaan selata ja ilmoittautua tunneille, joilla on tilaa.</text:p>
      <text:p text:style-name="P2"/>
      <text:p text:style-name="P3"><text:span text:style-name="T1">Selainsovellus toteutetaan PHP:llä, käytetään SQL-tietokantaa laitoksen users-palvelimella.</text:span></text:p>
      <text:p text:style-name="P3"/>
      <text:h text:style-name="P6" text:outline-level="2">2. Yleiskuva järjestelmästä</text:h>
      <text:h text:style-name="P7" text:outline-level="3">Käyttötapauskaavio</text:h>
      <text:p text:style-name="P5">Käyttäjäryhmät</text:p>
      <text:p text:style-name="P5">Käyttäjiä on ylläpitäjä ja asiakkaat.</text:p>
      <text:p text:style-name="P5">Ylläpitäjä on tuntien ohjaaja, joka luo ja peruu tunteja ja voi myös ilmoittautua toisten ylläpitäjien tunneille.</text:p>
      <text:p text:style-name="P5"/>
      <text:p text:style-name="P5"/>
      <text:p text:style-name="P5">Käyttötapauskuvaukset</text:p>
      <text:p text:style-name="P4"/>
      <text:p text:style-name="P4"/>
      <text:p text:style-name="P5">Ylläpitäjä</text:p>
      <text:p text:style-name="P5"><text:tab/>luo tunnit</text:p>
      <text:p text:style-name="P5"><text:tab/>peruu tunn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3:01:15.311715694</meta:creation-date>
    <dc:date>2015-09-04T13:42:20.553908883</dc:date>
    <meta:editing-duration>PT9M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74" meta:character-count="685" meta:non-whitespace-character-count="683"/>
  </office:meta>
</office:document-meta>
</file>